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57cm"/>
    </style:style>
    <style:style style:name="co2" style:family="table-column">
      <style:table-column-properties fo:break-before="auto" style:column-width="10.684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Helvetica" fo:font-size="10pt" style:font-name-asian="Helvetica" style:font-size-asian="10pt" style:font-name-complex="Helvetica" style:font-size-complex="10pt"/>
      <style:map style:condition="cell-content()=1" style:apply-style-name="cf3" style:base-cell-address="List1.A1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Helvetica" fo:font-size="10pt" style:font-name-asian="Helvetica" style:font-size-asian="10pt" style:font-name-complex="Helvetica" style:font-size-complex="10pt"/>
      <style:map style:condition="cell-content()=1" style:apply-style-name="cf3" style:base-cell-address="List1.A1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6600" style:font-name="Helvetica" fo:font-size="10pt" style:font-name-asian="Helvetica" style:font-size-asian="10pt" style:font-name-complex="Helvetica" style:font-size-complex="10pt"/>
      <style:map style:condition="cell-content()=1" style:apply-style-name="cf3" style:base-cell-address="List1.A1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019" table:default-cell-style-name="ce1"/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 AND B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A OR B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 XOR B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NOT A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HL A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SHR A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ROTL A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OTR A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 ADD B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 SUB B = {OUT;GT;EQ;LT} /Pozn {GT;EQ;LT} jen bez borrow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INC A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EC 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 MUL B = {HOUT;OUT}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 CMP B = {GT;EQ;LT}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1.A1:List1.D16">
            <calcext:condition calcext:apply-style-name="cf3" calcext:value="=1" calcext:base-cell-address="Lis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2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3" style:family="table-cell" style:parent-style-name="Default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1$MacOSX_AARCH64 LibreOffice_project/840fe2f57ae5ad80d62bfa6e25550cb10ddabd1d</meta:generator>
    <meta:initial-creator>Jungmann Vojtěch</meta:initial-creator>
    <meta:creation-date>2022-01-15T21:16:58Z</meta:creation-date>
    <dc:date>2022-01-18T20:02:01.578330348</dc:date>
    <meta:print-date>2022-01-18T18:19:35Z</meta:print-date>
    <meta:editing-cycles>5</meta:editing-cycles>
    <meta:editing-duration>PT1M32S</meta:editing-duration>
    <meta:document-statistic meta:table-count="1" meta:cell-count="78" meta:object-count="0"/>
  </office:meta>
</office:document-meta>
</file>